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0.4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34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0.522cm"/>
    </style:style>
    <style:style style:name="co8" style:family="table-column">
      <style:table-column-properties fo:break-before="auto" style:column-width="0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12cm" fo:break-before="auto" style:use-optimal-row-height="true"/>
    </style:style>
    <style:style style:name="ro3" style:family="table-row">
      <style:table-row-properties style:row-height="1.1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/>
    <style:style style:name="ce14" style:family="table-cell" style:parent-style-name="Default">
      <style:table-cell-properties fo:border-bottom="0.74pt solid #000000" fo:border-left="none" fo:padding="0.011cm" fo:border-right="none" fo:border-top="0.74pt solid #000000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6" style:family="table-cell" style:parent-style-name="Default">
      <style:table-cell-properties fo:border="0.74pt solid #000000" fo:padding="0.011cm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21" style:family="table-cell" style:parent-style-name="Default">
      <style:table-cell-properties fo:border-bottom="0.74pt solid #000000" fo:border-left="0.74pt solid #000000" fo:padding="0.011cm" fo:border-right="none" fo:border-top="0.74pt solid #000000"/>
    </style:style>
    <style:style style:name="ce31" style:family="table-cell" style:parent-style-name="Default">
      <style:table-cell-properties style:rotation-angle="90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ngle="90" fo:border-top="none"/>
      <style:paragraph-properties fo:text-align="center" fo:margin-left="0cm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fo:padding="0.011cm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fo:padding="0.011cm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3" style:family="table-cell" style:parent-style-name="Default">
      <style:table-cell-properties fo:border-bottom="none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 style:data-style-name="N114"/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12.637cm"/>
      <style:paragraph-properties style:writing-mode="lr-tb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kabel" table:style-name="ta1">
        <table:shapes>
          <draw:frame draw:z-index="0" draw:name="Textrahmen 1" draw:style-name="gr1" draw:text-style-name="P1" svg:width="18.009cm" svg:height="12.637cm" svg:x="1.109cm" svg:y="14.13cm">
            <draw:text-box>
              <text:p>Bezeichnungen:</text:p>
              <text:p/>
              <text:p/>
              <text:p>pcb_zentral: Bochs, Puent</text:p>
              <text:p>Hausreihe: Bochs-D, Bochs-E, Bochs-F, Bochs-G</text:p>
              <text:p>Draht (Bezüglich pcb_dezentral_pico): 485_A, 485_B</text:p>
              <text:p>Draht (Bezüglich Hausreihe): el_bl_ws_blau</text:p>
              <text:p>Draht (Bezüglich pbcb_zentral): D-S-485_A</text:p>
              <text:p>Software Bochs: D-S entspricht, "Haus 2, Waffenplatzstrasse 16"</text:p>
              <text:p/>
              <text:p>Draht: Bochs_D_R_485_A</text:p>
              <text:p>Draht: BochsDR-485_A</text:p>
              <text:p>Draht (bezüglich Kabel): R-485_A (PCB) is synonym zu el_gn_ws_gruen (Klemmenbock)</text:p>
              <text:p/>
              <text:p>Auf Kabel: Bochs-D</text:p>
              <text:p>Auf Klemmenblock: el_gn_ws</text:p>
              <text:p/>
              <text:p>PCB Zentral</text:p>
              <text:p><text:s text:c="2"/>Kabel D</text:p>
              <text:p><text:s text:c="4"/>Klemmenblock: el_gn_ws_gruen</text:p>
              <text:p><text:tab/>PCB: R-485_A</text:p>
              <text:p><text:s text:c="2"/>Kabel E</text:p>
              <text:p><text:s text:c="4"/>...</text:p>
              <text:p/>
              <text:p>PCB Dezentral pico</text:p>
              <text:p><text:s text:c="2"/>PCB: 485_A</text:p>
              <text:p/>
            </draw:text-box>
          </draw:frame>
        </table:shapes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3" table:visibility="collapse" table:default-cell-style-name="ce5"/>
        <table:table-column table:style-name="co4" table:default-cell-style-name="ce5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4" table:default-cell-style-name="ce5"/>
        <table:table-column table:style-name="co8" table:default-cell-style-name="ce5"/>
        <table:table-column table:style-name="co7" table:default-cell-style-name="ce5"/>
        <table:table-column table:style-name="co7" table:number-columns-repeated="26" table:default-cell-style-name="Default"/>
        <table:table-column table:style-name="co3" table:default-cell-style-name="Default"/>
        <table:table-row table:style-name="ro1">
          <table:table-cell table:number-columns-repeated="9"/>
          <table:table-cell table:style-name="Default" table:number-columns-repeated="6"/>
          <table:table-cell table:number-columns-repeated="27"/>
        </table:table-row>
        <table:table-row table:style-name="ro2">
          <table:table-cell table:number-columns-repeated="6"/>
          <table:table-cell office:value-type="string" calcext:value-type="string">
            <text:p>Kabel Fernleitung zu Elfero</text:p>
          </table:table-cell>
          <table:table-cell/>
          <table:table-cell table:style-name="ce17" office:value-type="string" calcext:value-type="string">
            <text:p>Etappe</text:p>
          </table:table-cell>
          <table:table-cell table:number-columns-repeated="4" table:style-name="ce22" office:value-type="string" calcext:value-type="string">
            <text:p>puent</text:p>
          </table:table-cell>
          <table:table-cell table:style-name="ce26"/>
          <table:table-cell table:number-columns-repeated="3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 table:style-name="ce34"/>
          <table:table-cell table:number-columns-repeated="3" table:style-name="ce22" office:value-type="string" calcext:value-type="string">
            <text:p>bochs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/>
        </table:table-row>
        <table:table-row table:style-name="ro1">
          <table:table-cell table:number-columns-repeated="8"/>
          <table:table-cell table:style-name="ce18" office:value-type="string" calcext:value-type="string">
            <text:p>Hausreihe</text:p>
          </table:table-cell>
          <table:table-cell table:number-columns-repeated="4" table:style-name="ce23" office:value-type="string" calcext:value-type="string">
            <text:p>D</text:p>
          </table:table-cell>
          <table:table-cell table:style-name="ce27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 table:style-name="ce23"/>
          <table:table-cell table:number-columns-repeated="4" table:style-name="ce23" office:value-type="string" calcext:value-type="string">
            <text:p>G</text:p>
          </table:table-cell>
          <table:table-cell table:style-name="ce23"/>
          <table:table-cell table:number-columns-repeated="4" table:style-name="ce23" office:value-type="string" calcext:value-type="string">
            <text:p>D</text:p>
          </table:table-cell>
          <table:table-cell table:style-name="ce23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8"/>
          <table:table-cell table:style-name="ce19" office:value-type="string" calcext:value-type="string">
            <text:p>Kabel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style-name="ce24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/>
        </table:table-row>
        <table:table-row table:style-name="ro1">
          <table:table-cell table:number-columns-repeated="9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7"/>
          <table:table-cell office:value-type="string" calcext:value-type="string">
            <text:p>Baupläne</text:p>
          </table:table-cell>
          <table:table-cell table:style-name="ce17" office:value-type="string" calcext:value-type="string">
            <text:p>Hau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table:style-name="ce18" office:value-type="string" calcext:value-type="string">
            <text:p>Waffenplatzstrasse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22" calcext:value-type="float">
            <text:p>2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6" calcext:value-type="float">
            <text:p>26</text:p>
          </table:table-cell>
          <table:table-cell table:style-name="ce23" table:number-columns-repeated="24"/>
          <table:table-cell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table:style-name="ce19" office:value-type="string" calcext:value-type="string">
            <text:p>Zelglistrasse</text:p>
          </table:table-cell>
          <table:table-cell table:style-name="ce24" table:number-columns-repeated="6"/>
          <table:table-cell table:style-name="ce32" table:number-columns-repeated="3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8" calcext:value-type="float">
            <text:p>38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/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2"/>
          <table:table-cell office:value-type="string" calcext:value-type="string">
            <text:p>6 mal 2 Adern</text:p>
          </table:table-cell>
          <table:table-cell table:number-columns-repeated="6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7"/>
          <table:table-cell table:style-name="ce15" office:value-type="float" office:value="2023" calcext:value-type="float">
            <text:p>2023</text:p>
          </table:table-cell>
          <table:table-cell table:style-name="ce20" office:value-type="float" office:value="2024" calcext:value-type="float">
            <text:p>2024</text:p>
          </table:table-cell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_</text:p>
          </table:table-cell>
          <table:table-cell table:formula="of:=[.D1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style-name="ce14" table:formula="of:=COM.MICROSOFT.CONCAT([.B13];[.C13];[.D13];[.E13])" office:value-type="string" office:string-value="el_bl_ws_blau" calcext:value-type="string">
            <text:p>el_bl_ws_blau</text:p>
          </table:table-cell>
          <table:table-cell table:style-name="ce16" office:value-type="string" calcext:value-type="string">
            <text:p>Ventil</text:p>
          </table:table-cell>
          <table:table-cell table:style-name="ce21" office:value-type="string" calcext:value-type="string">
            <text:p>485_D+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3]" office:value-type="string" office:string-value="bl_" calcext:value-type="string">
            <text:p>bl_</text:p>
          </table:table-cell>
          <table:table-cell table:formula="of:=[.D1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style-name="ce14" table:formula="of:=COM.MICROSOFT.CONCAT([.B14];[.C14];[.D14];[.E14])" office:value-type="string" office:string-value="el_bl_ws_weiss" calcext:value-type="string">
            <text:p>el_bl_ws_weiss</text:p>
          </table:table-cell>
          <table:table-cell table:style-name="ce16" office:value-type="string" calcext:value-type="string">
            <text:p>Ventil</text:p>
          </table:table-cell>
          <table:table-cell table:style-name="ce21" office:value-type="string" calcext:value-type="string">
            <text:p>485_D-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style-name="ce14" table:formula="of:=COM.MICROSOFT.CONCAT([.B15];[.C15];[.D15];[.E15])" office:value-type="string" office:string-value="el_ge_ws_gelb" calcext:value-type="string">
            <text:p>el_ge_ws_gelb</text:p>
          </table:table-cell>
          <table:table-cell table:style-name="ce16" office:value-type="string" calcext:value-type="string">
            <text:p>Anforderung</text:p>
          </table:table-cell>
          <table:table-cell table:style-name="ce21" office:value-type="string" calcext:value-type="string">
            <text:p>485_D+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5]" office:value-type="string" office:string-value="ge_" calcext:value-type="string">
            <text:p>ge_</text:p>
          </table:table-cell>
          <table:table-cell table:formula="of:=[.D1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style-name="ce14" table:formula="of:=COM.MICROSOFT.CONCAT([.B16];[.C16];[.D16];[.E16])" office:value-type="string" office:string-value="el_ge_ws_weiss" calcext:value-type="string">
            <text:p>el_ge_ws_weiss</text:p>
          </table:table-cell>
          <table:table-cell table:style-name="ce16" office:value-type="string" calcext:value-type="string">
            <text:p>Anforderung</text:p>
          </table:table-cell>
          <table:table-cell table:style-name="ce21" office:value-type="string" calcext:value-type="string">
            <text:p>485_D-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n_</text:p>
          </table:table-cell>
          <table:table-cell table:style-name="ce6" table:formula="of:=[.D1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style-name="ce14" table:formula="of:=COM.MICROSOFT.CONCAT([.B17];[.C17];[.D17];[.E17])" office:value-type="string" office:string-value="el_gn_ws_gruen" calcext:value-type="string">
            <text:p>el_gn_ws_gruen</text:p>
          </table:table-cell>
          <table:table-cell table:style-name="ce16"/>
          <table:table-cell table:style-name="ce21" office:value-type="string" calcext:value-type="string">
            <text:p>485_D+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7]" office:value-type="string" office:string-value="gn_" calcext:value-type="string">
            <text:p>gn_</text:p>
          </table:table-cell>
          <table:table-cell table:style-name="ce6" table:formula="of:=[.D1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style-name="ce14" table:formula="of:=COM.MICROSOFT.CONCAT([.B18];[.C18];[.D18];[.E18])" office:value-type="string" office:string-value="el_gn_ws_weiss" calcext:value-type="string">
            <text:p>el_gn_ws_weiss</text:p>
          </table:table-cell>
          <table:table-cell table:style-name="ce16"/>
          <table:table-cell table:style-name="ce21" office:value-type="string" calcext:value-type="string">
            <text:p>485_D-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style-name="ce14" table:formula="of:=COM.MICROSOFT.CONCAT([.B19];[.C19];[.D19];[.E19])" office:value-type="string" office:string-value="el_bn_ws_braun" calcext:value-type="string">
            <text:p>el_bn_ws_braun</text:p>
          </table:table-cell>
          <table:table-cell table:style-name="ce16"/>
          <table:table-cell table:style-name="ce21" office:value-type="string" calcext:value-type="string">
            <text:p>485_D+ testbetrieb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9]" office:value-type="string" office:string-value="bn_" calcext:value-type="string">
            <text:p>bn_</text:p>
          </table:table-cell>
          <table:table-cell table:formula="of:=[.D1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style-name="ce14" table:formula="of:=COM.MICROSOFT.CONCAT([.B20];[.C20];[.D20];[.E20])" office:value-type="string" office:string-value="el_bn_ws_weiss" calcext:value-type="string">
            <text:p>el_bn_ws_weiss</text:p>
          </table:table-cell>
          <table:table-cell table:style-name="ce16"/>
          <table:table-cell table:style-name="ce21" office:value-type="string" calcext:value-type="string">
            <text:p>485_D- testbetrieb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r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rau</text:p>
          </table:table-cell>
          <table:table-cell office:value-type="float" office:value="9" calcext:value-type="float">
            <text:p>9</text:p>
          </table:table-cell>
          <table:table-cell table:style-name="ce14" table:formula="of:=COM.MICROSOFT.CONCAT([.B21];[.C21];[.D21];[.E21])" office:value-type="string" office:string-value="el_gr_ws_grau" calcext:value-type="string">
            <text:p>el_gr_ws_grau</text:p>
          </table:table-cell>
          <table:table-cell table:style-name="ce16"/>
          <table:table-cell table:style-name="ce21" office:value-type="string" calcext:value-type="string">
            <text:p>automatik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1]" office:value-type="string" office:string-value="gr_" calcext:value-type="string">
            <text:p>gr_</text:p>
          </table:table-cell>
          <table:table-cell table:formula="of:=[.D2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0" calcext:value-type="float">
            <text:p>10</text:p>
          </table:table-cell>
          <table:table-cell table:style-name="ce14" table:formula="of:=COM.MICROSOFT.CONCAT([.B22];[.C22];[.D22];[.E22])" office:value-type="string" office:string-value="el_gr_ws_weiss" calcext:value-type="string">
            <text:p>el_gr_ws_weiss</text:p>
          </table:table-cell>
          <table:table-cell table:style-name="ce16"/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ws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lauws</text:p>
          </table:table-cell>
          <table:table-cell office:value-type="float" office:value="11" calcext:value-type="float">
            <text:p>11</text:p>
          </table:table-cell>
          <table:table-cell table:style-name="ce14" table:formula="of:=COM.MICROSOFT.CONCAT([.B23];[.C23];[.D23];[.E23])" office:value-type="string" office:string-value="el_blws_ws_blauws" calcext:value-type="string">
            <text:p>el_blws_ws_blauws</text:p>
          </table:table-cell>
          <table:table-cell table:style-name="ce16"/>
          <table:table-cell table:style-name="ce21" office:value-type="string" calcext:value-type="string">
            <text:p>485_24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3]" office:value-type="string" office:string-value="blws_" calcext:value-type="string">
            <text:p>blws_</text:p>
          </table:table-cell>
          <table:table-cell table:formula="of:=[.D2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2" calcext:value-type="float">
            <text:p>12</text:p>
          </table:table-cell>
          <table:table-cell table:style-name="ce14" table:formula="of:=COM.MICROSOFT.CONCAT([.B24];[.C24];[.D24];[.E24])" office:value-type="string" office:string-value="el_blws_ws_weiss" calcext:value-type="string">
            <text:p>el_blws_ws_weiss</text:p>
          </table:table-cell>
          <table:table-cell table:style-name="ce16"/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table:formula="of:=COM.MICROSOFT.CONCAT([.B25];[.C25];[.D25];[.E25])">
            <text:p/>
          </table:table-cell>
          <table:table-cell table:number-columns-repeated="35"/>
        </table:table-row>
        <table:table-row table:style-name="ro1" table:number-rows-repeated="2">
          <table:table-cell table:number-columns-repeated="42"/>
        </table:table-row>
        <table:table-row table:style-name="ro3">
          <table:table-cell table:number-columns-repeated="8"/>
          <table:table-cell table:style-name="ce31"/>
          <table:table-cell table:style-name="ce43" table:number-columns-repeated="5"/>
          <table:table-cell table:style-name="ce43" office:value-type="string" calcext:value-type="string">
            <text:p>andi</text:p>
          </table:table-cell>
          <table:table-cell table:style-name="ce31" table:number-columns-repeated="8"/>
          <table:table-cell table:style-name="ce31" office:value-type="string" calcext:value-type="string">
            <text:p>nic</text:p>
          </table:table-cell>
          <table:table-cell table:style-name="ce31" office:value-type="string" calcext:value-type="string">
            <text:p>peter</text:p>
          </table:table-cell>
          <table:table-cell table:style-name="ce31"/>
          <table:table-cell table:style-name="ce31" office:value-type="string" calcext:value-type="string">
            <text:p>car</text:p>
          </table:table-cell>
          <table:table-cell table:style-name="ce31" table:number-columns-repeated="4"/>
          <table:table-cell table:style-name="ce31" office:value-type="string" calcext:value-type="string">
            <text:p>schaer</text:p>
          </table:table-cell>
          <table:table-cell table:style-name="ce31" table:number-columns-repeated="9"/>
          <table:table-cell/>
        </table:table-row>
        <table:table-row table:style-name="ro1" table:number-rows-repeated="32"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4 mal 2 Adern</text:p>
          </table:table-cell>
          <table:table-cell table:number-columns-repeated="3"/>
          <table:table-cell office:value-type="string" calcext:value-type="string">
            <text:p>Kabel Fernleitung Techem Puent</text:p>
          </table:table-cell>
          <table:table-cell table:number-columns-repeated="35"/>
        </table:table-row>
        <table:table-row table:style-name="ro1">
          <table:table-cell table:number-columns-repeated="6"/>
          <table:table-cell table:formula="of:=COM.MICROSOFT.CONCAT([.B62];[.C62];[.D62];[.E62])">
            <text:p/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6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63];[.C63];[.D63];[.E63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63]" office:value-type="string" office:string-value="te_" calcext:value-type="string">
            <text:p>te_</text:p>
          </table:table-cell>
          <table:table-cell table:formula="of:=[.C63]" office:value-type="string" office:string-value="bl_" calcext:value-type="string">
            <text:p>bl_</text:p>
          </table:table-cell>
          <table:table-cell table:formula="of:=[.D6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64];[.C64];[.D64];[.E64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64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65];[.C65];[.D65];[.E65])" office:value-type="string" office:string-value="te_ge_ws_gelb" calcext:value-type="string">
            <text:p>te_ge_ws_gelb</text:p>
          </table:table-cell>
          <table:table-cell table:number-columns-repeated="2"/>
          <table:table-cell table:style-name="ce8" table:number-columns-repeated="33"/>
        </table:table-row>
        <table:table-row table:style-name="ro1">
          <table:table-cell/>
          <table:table-cell table:formula="of:=[.B65]" office:value-type="string" office:string-value="te_" calcext:value-type="string">
            <text:p>te_</text:p>
          </table:table-cell>
          <table:table-cell table:formula="of:=[.C65]" office:value-type="string" office:string-value="ge_" calcext:value-type="string">
            <text:p>ge_</text:p>
          </table:table-cell>
          <table:table-cell table:formula="of:=[.D6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66];[.C66];[.D66];[.E66])" office:value-type="string" office:string-value="te_ge_ws_weiss" calcext:value-type="string">
            <text:p>te_ge_ws_weiss</text:p>
          </table:table-cell>
          <table:table-cell table:number-columns-repeated="2"/>
          <table:table-cell table:style-name="ce8" table:number-columns-repeated="33"/>
        </table:table-row>
        <table:table-row table:style-name="ro1">
          <table:table-cell/>
          <table:table-cell table:formula="of:=[.B66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6" table:formula="of:=[.D6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67];[.C67];[.D67];[.E67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7]" office:value-type="string" office:string-value="te_" calcext:value-type="string">
            <text:p>te_</text:p>
          </table:table-cell>
          <table:table-cell table:formula="of:=[.C67]" office:value-type="string" office:string-value="gn_" calcext:value-type="string">
            <text:p>gn_</text:p>
          </table:table-cell>
          <table:table-cell table:style-name="ce6" table:formula="of:=[.D6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68];[.C68];[.D68];[.E68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8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69];[.C69];[.D69];[.E69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9]" office:value-type="string" office:string-value="te_" calcext:value-type="string">
            <text:p>te_</text:p>
          </table:table-cell>
          <table:table-cell table:formula="of:=[.C69]" office:value-type="string" office:string-value="bn_" calcext:value-type="string">
            <text:p>bn_</text:p>
          </table:table-cell>
          <table:table-cell table:formula="of:=[.D6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70];[.C70];[.D70];[.E70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38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Kabel Fernleitung Techem Bochs</text:p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table:formula="of:=COM.MICROSOFT.CONCAT([.B73];[.C73];[.D73];[.E73])">
            <text:p/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Häuserreihe 16-19 und Häuserreihe 23-26, je 4 Häuser, sind je mit einem Kabel 2x2 Adern angeschlossen</text:p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38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1]" office:value-type="float" office:value="0" calcext:value-type="float">
            <text:p>0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76];[.C76];[.D76];[.E76])" office:value-type="string" office:string-value="te_bl_blau" calcext:value-type="string">
            <text:p>te_bl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76]" office:value-type="string" office:string-value="te_" calcext:value-type="string">
            <text:p>te_</text:p>
          </table:table-cell>
          <table:table-cell table:formula="of:=[.C76]" office:value-type="string" office:string-value="bl_" calcext:value-type="string">
            <text:p>bl_</text:p>
          </table:table-cell>
          <table:table-cell table:formula="of:=[.D76]" office:value-type="float" office:value="0" calcext:value-type="float">
            <text:p>0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77];[.C77];[.D77];[.E77])" office:value-type="string" office:string-value="te_bl_weiss" calcext:value-type="string">
            <text:p>te_bl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77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78];[.C78];[.D78];[.E78])" office:value-type="string" office:string-value="te_ge_ws_gelb" calcext:value-type="string">
            <text:p>te_ge_ws_gelb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78]" office:value-type="string" office:string-value="te_" calcext:value-type="string">
            <text:p>te_</text:p>
          </table:table-cell>
          <table:table-cell table:formula="of:=[.C78]" office:value-type="string" office:string-value="ge_" calcext:value-type="string">
            <text:p>ge_</text:p>
          </table:table-cell>
          <table:table-cell table:formula="of:=[.D78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79];[.C79];[.D79];[.E79])" office:value-type="string" office:string-value="te_ge_ws_weiss" calcext:value-type="string">
            <text:p>te_ge_ws_weiss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6"/>
          <table:table-cell office:value-type="string" calcext:value-type="string">
            <text:p>Häuserreihe 20-22, 3 Häuser, sind mit einem Kabel 4 x 2 Adern angeschlossen</text:p>
          </table:table-cell>
          <table:table-cell table:number-columns-repeated="35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83];[.C83];[.D83];[.E83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83]" office:value-type="string" office:string-value="te_" calcext:value-type="string">
            <text:p>te_</text:p>
          </table:table-cell>
          <table:table-cell table:formula="of:=[.C83]" office:value-type="string" office:string-value="bl_" calcext:value-type="string">
            <text:p>bl_</text:p>
          </table:table-cell>
          <table:table-cell table:formula="of:=[.D8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84];[.C84];[.D84];[.E84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84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85];[.C85];[.D85];[.E85])" office:value-type="string" office:string-value="te_ge_ws_gelb" calcext:value-type="string">
            <text:p>te_ge_ws_gelb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85]" office:value-type="string" office:string-value="te_" calcext:value-type="string">
            <text:p>te_</text:p>
          </table:table-cell>
          <table:table-cell table:formula="of:=[.C85]" office:value-type="string" office:string-value="ge_" calcext:value-type="string">
            <text:p>ge_</text:p>
          </table:table-cell>
          <table:table-cell table:formula="of:=[.D8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86];[.C86];[.D86];[.E86])" office:value-type="string" office:string-value="te_ge_ws_weiss" calcext:value-type="string">
            <text:p>te_ge_ws_weiss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86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6" table:formula="of:=[.D8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87];[.C87];[.D87];[.E87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7]" office:value-type="string" office:string-value="te_" calcext:value-type="string">
            <text:p>te_</text:p>
          </table:table-cell>
          <table:table-cell table:formula="of:=[.C87]" office:value-type="string" office:string-value="gn_" calcext:value-type="string">
            <text:p>gn_</text:p>
          </table:table-cell>
          <table:table-cell table:style-name="ce6" table:formula="of:=[.D8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88];[.C88];[.D88];[.E88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8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89];[.C89];[.D89];[.E89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9]" office:value-type="string" office:string-value="te_" calcext:value-type="string">
            <text:p>te_</text:p>
          </table:table-cell>
          <table:table-cell table:formula="of:=[.C89]" office:value-type="string" office:string-value="bn_" calcext:value-type="string">
            <text:p>bn_</text:p>
          </table:table-cell>
          <table:table-cell table:formula="of:=[.D8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90];[.C90];[.D90];[.E90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 table:number-rows-repeated="1048477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kabeltyp_laengen" table:style-name="ta1">
        <table:table-column table:style-name="co3" table:number-columns-repeated="5" table:default-cell-style-name="Default"/>
        <table:table-column table:style-name="co3" table:default-cell-style-name="ce55"/>
        <table:table-column table:style-name="co3" table:number-columns-repeated="2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Fernleitung zu Elfero in den Häuser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messen mit Schiebelehre Leiterdurchmesser</text:p>
          </table:table-cell>
          <table:table-cell table:number-columns-repeated="3"/>
          <table:table-cell office:value-type="float" office:value="0.0008" calcext:value-type="float">
            <text:p>8.00E-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5"/>
          <table:table-cell table:formula="of:=([.F10]/2)^2*PI()" office:value-type="float" office:value="0.00000050265482457437" calcext:value-type="float">
            <text:p>5.03E-7</text:p>
          </table:table-cell>
          <table:table-cell office:value-type="string" calcext:value-type="string">
            <text:p>m^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/>
          <table:table-cell office:value-type="float" office:value="0.0000000178" calcext:value-type="float">
            <text:p>1.78E-8</text:p>
          </table:table-cell>
          <table:table-cell office:value-type="string" calcext:value-type="string">
            <text:p>Ohm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erstandsbelag</text:p>
          </table:table-cell>
          <table:table-cell/>
          <table:table-cell table:formula="of:=[.F13]/[.F11]" office:value-type="float" office:value="0.0354119748379467" calcext:value-type="float">
            <text:p>3.54E-2</text:p>
          </table:table-cell>
          <table:table-cell office:value-type="string" calcext:value-type="string">
            <text:p>Ohm pro m Kabel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änge Kabelstrang von Heizzentrale bis letztes Haus</text:p>
          </table:table-cell>
          <table:table-cell table:number-columns-repeated="3"/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nz grob geschätz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ispiel für Modbu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u jedem Haus ein Kabelpaar, alle in der Zentrale zusammen geschaltet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äuser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Länge</text:p>
          </table:table-cell>
          <table:table-cell/>
          <table:table-cell table:style-name="ce6" table:formula="of:=[.F23]*[.F17]" office:value-type="float" office:value="1600" calcext:value-type="float">
            <text:p>16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ieviel Spannungsabfall gibt es beispielsweise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aenge hin und zurueck</text:p>
          </table:table-cell>
          <table:table-cell/>
          <table:table-cell table:style-name="ce6" table:formula="of:=[.F17]*2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derstand ein Kabel</text:p>
          </table:table-cell>
          <table:table-cell/>
          <table:table-cell table:formula="of:=[.F30]*[.F14]" office:value-type="float" office:value="7.08239496758934" calcext:value-type="float">
            <text:p>7.08E0</text:p>
          </table:table-cell>
          <table:table-cell office:value-type="string" calcext:value-type="string">
            <text:p>Ohm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/>
          <table:table-cell office:value-type="float" office:value="0.1" calcext:value-type="float">
            <text:p>1.00E-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annugsabfall</text:p>
          </table:table-cell>
          <table:table-cell/>
          <table:table-cell table:formula="of:=[.F33]*[.F32]" office:value-type="float" office:value="0.708239496758934" calcext:value-type="float">
            <text:p>7.08E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inks" table:style-name="ta1">
        <table:table-column table:style-name="co3" table:number-columns-repeated="41" table:default-cell-style-name="Default"/>
        <table:table-row table:style-name="ro1" table:number-rows-repeated="3">
          <table:table-cell table:number-columns-repeated="41"/>
        </table:table-row>
        <table:table-row table:style-name="ro1">
          <table:table-cell office:value-type="string" calcext:value-type="string">
            <text:p>RS485 beispiele</text:p>
          </table:table-cell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3"/>
          <table:table-cell table:style-name="ce5"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office:value-type="string" calcext:value-type="string">
            <text:p>https://wirenboard.com/wiki/index.php?title=WB-M1W2_1-Wire_to_Modbus_Temperature_Measurement_Module/en&amp;mobileaction=toggle_view_desktop</text:p>
          </table:table-cell>
          <table:table-cell table:number-columns-repeated="2"/>
          <table:table-cell table:style-name="ce5"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office:value-type="string" calcext:value-type="string">
            <text:p>https://www.ebay.co.uk/itm/394179679269</text:p>
          </table:table-cell>
          <table:table-cell table:number-columns-repeated="2"/>
          <table:table-cell table:style-name="ce5"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office:value-type="string" calcext:value-type="string">
            <text:p>https://store.comwintop.com/products/rs485-pt100-temperature-sensor</text:p>
          </table:table-cell>
          <table:table-cell table:number-columns-repeated="2"/>
          <table:table-cell table:style-name="ce5"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office:value-type="string" calcext:value-type="string">
            <text:p>https://www.fruugoschweiz.com/rs485-ds18b20-temperatursensorplatine-mit-modbus-rtu-befehlen/p-202315299-430399477?language=de</text:p>
          </table:table-cell>
          <table:table-cell table:number-columns-repeated="2"/>
          <table:table-cell table:style-name="ce5"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3"/>
          <table:table-cell table:style-name="ce5"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6" office:value-type="string" calcext:value-type="string">
            <text:p>AMDSG08 </text:p>
          </table:table-cell>
          <table:table-cell office:value-type="string" calcext:value-type="string">
            <text:p>cool</text:p>
          </table:table-cell>
          <table:table-cell/>
          <table:table-cell table:style-name="ce5" table:number-columns-repeated="32"/>
        </table:table-row>
        <table:table-row table:style-name="ro1" table:number-rows-repeated="3">
          <table:table-cell table:number-columns-repeated="4"/>
          <table:table-cell table:style-name="ce5" table:number-columns-repeated="2"/>
          <table:table-cell table:number-columns-repeated="3"/>
          <table:table-cell table:style-name="ce5" table:number-columns-repeated="32"/>
        </table:table-row>
        <table:table-row table:style-name="ro1">
          <table:table-cell office:value-type="string" calcext:value-type="string">
            <text:p>selber machen:</text:p>
          </table:table-cell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32"/>
        </table:table-row>
        <table:table-row table:style-name="ro1">
          <table:table-cell office:value-type="string" calcext:value-type="string">
            <text:p>ds18b20:</text:p>
          </table:table-cell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32"/>
        </table:table-row>
        <table:table-row table:style-name="ro1">
          <table:table-cell office:value-type="string" calcext:value-type="string">
            <text:p>https://de.aliexpress.com/item/32847886832.html?spm=a2g0o.store_pc_allProduct.8148356.9.9016d5d797LoD0&amp;pdp_npi=4%40dis%21USD%21US%20%2411.80%21US%20%2411.80%21%21%2111.80%2111.80%21%402103237317000811862966179e8696%2112000019880621884%21sh%21CH%21141806571%21</text:p>
          </table:table-cell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32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 calcext:value-type="string">
            <text:p>Hub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pi-shop.ch/industrial-grade-isolated-8-ch-rs485-hub</text:p>
          </table:table-cell>
          <table:table-cell table:number-columns-repeated="40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1000" calcext:value-type="float">
            <text:p>51000</text:p>
          </table:table-cell>
          <table:table-cell office:value-type="float" office:value="10000" calcext:value-type="float">
            <text:p>10000</text:p>
          </table:table-cell>
          <table:table-cell table:formula="of:=0.8*(1+[.C31]/[.D31])" office:value-type="float" office:value="4.88" calcext:value-type="float">
            <text:p>4.8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6000" calcext:value-type="float">
            <text:p>56000</text:p>
          </table:table-cell>
          <table:table-cell office:value-type="float" office:value="10000" calcext:value-type="float">
            <text:p>10000</text:p>
          </table:table-cell>
          <table:table-cell table:formula="of:=0.8*(1+[.C32]/[.D32])" office:value-type="float" office:value="5.28" calcext:value-type="float">
            <text:p>5.28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.00.0000</text:date>, <text:time style:data-style-name="N2" text:time-value="17:04:18.88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7:49:35.143000000</meta:creation-date>
    <dc:date>2024-01-25T21:28:46.598000000</dc:date>
    <meta:editing-duration>P2DT6H49M5S</meta:editing-duration>
    <meta:editing-cycles>30</meta:editing-cycles>
    <meta:generator>LibreOffice/7.5.9.2$Windows_X86_64 LibreOffice_project/cdeefe45c17511d326101eed8008ac4092f278a9</meta:generator>
    <meta:print-date>2023-12-13T12:32:47.470000000</meta:print-date>
    <meta:document-statistic meta:table-count="3" meta:cell-count="858" meta:object-count="1"/>
  </office:meta>
</office:document-meta>
</file>